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USUARIOS" style:family="table">
      <style:table-properties style:width="17cm" table:align="margins"/>
    </style:style>
    <style:style style:name="USUARIOS.A" style:family="table-column">
      <style:table-column-properties style:column-width="8.573cm" style:rel-column-width="4860*"/>
    </style:style>
    <style:style style:name="USUARIOS.B" style:family="table-column">
      <style:table-column-properties style:column-width="3.856cm" style:rel-column-width="2186*"/>
    </style:style>
    <style:style style:name="USUARIOS.C" style:family="table-column">
      <style:table-column-properties style:column-width="4.572cm" style:rel-column-width="2592*"/>
    </style:style>
    <style:style style:name="USUARIOS.A1" style:family="table-cell" style:data-style-name="N10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USUARIOS.A2" style:family="table-cell" style:data-style-name="N1010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USUARIOS.B2" style:family="table-cell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10100" number:language="pt" number:country="B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UARIOS" table:style-name="USUARIOS">
        <table:table-column table:style-name="USUARIOS.A"/>
        <table:table-column table:style-name="USUARIOS.B"/>
        <table:table-column table:style-name="USUARIOS.C"/>
        <table:table-header-rows>
          <table:table-row>
            <table:table-cell table:style-name="USUARIOS.A1" office:value-type="float" office:value="0">
              <text:p text:style-name="P1">NOME</text:p>
            </table:table-cell>
            <table:table-cell table:style-name="USUARIOS.A1" office:value-type="float" office:value="0">
              <text:p text:style-name="P1">CRIADO</text:p>
            </table:table-cell>
            <table:table-cell table:style-name="USUARIOS.A1" office:value-type="float" office:value="0">
              <text:p text:style-name="P1">ATUALIZADO</text:p>
            </table:table-cell>
          </table:table-row>
        </table:table-header-rows>
        <table:table-row>
          <table:table-cell table:style-name="USUARIOS.A2" office:value-type="float" office:value="0">
            <text:p text:style-name="P2">[FIELD_NOME]</text:p>
          </table:table-cell>
          <table:table-cell table:style-name="USUARIOS.B2" office:value-type="string">
            <text:p text:style-name="P2">[FIELD_CRIADO]</text:p>
          </table:table-cell>
          <table:table-cell table:style-name="USUARIOS.B2" office:value-type="string">
            <text:p text:style-name="P2">[FIELD_ATUALIZAD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 da Silva</meta:initial-creator>
    <meta:creation-date>2010-08-31T21:50:58</meta:creation-date>
    <dc:date>2010-08-31T22:22:24</dc:date>
    <dc:creator>Eduardo  da Silva</dc:creator>
    <meta:editing-duration>PT00H11M15S</meta:editing-duration>
    <meta:editing-cycles>8</meta:editing-cycles>
    <meta:generator>BrOffice.org/3.2$Unix OpenOffice.org_project/320m18$Build-9502</meta:generator>
    <meta:document-statistic meta:table-count="1" meta:image-count="0" meta:object-count="0" meta:page-count="1" meta:paragraph-count="6" meta:word-count="6" meta:character-count="64"/>
  </office:meta>
</office:document-meta>
</file>